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Subtitle">
      <style:text-properties officeooo:rsid="001f4e9b" officeooo:paragraph-rsid="00259743"/>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fo:font-weight="bold" officeooo:paragraph-rsid="001f4e9b" fo:background-color="#fff200" style:font-weight-asian="bold" style:font-weight-complex="bold"/>
    </style:style>
    <style:style style:name="P6" style:family="paragraph" style:parent-style-name="Heading_20_2">
      <style:text-properties officeooo:rsid="00283418" officeooo:paragraph-rsid="00283418"/>
    </style:style>
    <style:style style:name="P7" style:family="paragraph" style:parent-style-name="Heading_20_2">
      <style:text-properties officeooo:rsid="002d26d0" officeooo:paragraph-rsid="002d26d0"/>
    </style:style>
    <style:style style:name="P8" style:family="paragraph" style:parent-style-name="Standard">
      <style:text-properties officeooo:rsid="002d26d0" officeooo:paragraph-rsid="002d26d0"/>
    </style:style>
    <style:style style:name="P9" style:family="paragraph" style:parent-style-name="Text_20_body">
      <style:text-properties officeooo:rsid="002d26d0" officeooo:paragraph-rsid="002d26d0"/>
    </style:style>
    <style:style style:name="P10" style:family="paragraph" style:parent-style-name="Heading_20_2">
      <style:text-properties officeooo:rsid="002d26d0" officeooo:paragraph-rsid="003172c4"/>
    </style:style>
    <style:style style:name="P11" style:family="paragraph" style:parent-style-name="Heading_20_2">
      <style:text-properties officeooo:rsid="002d26d0" officeooo:paragraph-rsid="0032efd0"/>
    </style:style>
    <style:style style:name="P12" style:family="paragraph" style:parent-style-name="Standard">
      <style:text-properties officeooo:rsid="002d26d0" officeooo:paragraph-rsid="0032efd0"/>
    </style:style>
    <style:style style:name="P13" style:family="paragraph" style:parent-style-name="Text_20_body">
      <style:text-properties officeooo:rsid="002d26d0" officeooo:paragraph-rsid="0032efd0"/>
    </style:style>
    <style:style style:name="P14" style:family="paragraph" style:parent-style-name="Text_20_body">
      <style:text-properties officeooo:paragraph-rsid="001f4e9b" fo:background-color="#fff200"/>
    </style:style>
    <style:style style:name="P15" style:family="paragraph" style:parent-style-name="Heading_20_2">
      <style:text-properties officeooo:rsid="0032efd0" officeooo:paragraph-rsid="0032efd0"/>
    </style:style>
    <style:style style:name="P16" style:family="paragraph" style:parent-style-name="Text_20_body">
      <style:text-properties officeooo:rsid="00342fac" officeooo:paragraph-rsid="00342fac"/>
    </style:style>
    <style:style style:name="P17" style:family="paragraph" style:parent-style-name="Text_20_body">
      <style:text-properties officeooo:rsid="003639bf" officeooo:paragraph-rsid="003639bf"/>
    </style:style>
    <style:style style:name="P18" style:family="paragraph" style:parent-style-name="Text_20_body">
      <style:text-properties officeooo:rsid="002817dd" officeooo:paragraph-rsid="003639bf"/>
    </style:style>
    <style:style style:name="P19" style:family="paragraph" style:parent-style-name="Text_20_body">
      <style:text-properties officeooo:rsid="00259743" officeooo:paragraph-rsid="003639bf"/>
    </style:style>
    <style:style style:name="P20" style:family="paragraph" style:parent-style-name="Standard">
      <style:text-properties officeooo:rsid="002d26d0" officeooo:paragraph-rsid="002d26d0"/>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2">
      <style:text-properties officeooo:rsid="003981eb" officeooo:paragraph-rsid="003981eb"/>
    </style:style>
    <style:style style:name="P23" style:family="paragraph" style:parent-style-name="Heading_20_2">
      <style:text-properties officeooo:rsid="003a5f20" officeooo:paragraph-rsid="003a5f20"/>
    </style:style>
    <style:style style:name="P24" style:family="paragraph" style:parent-style-name="Heading_20_2">
      <style:text-properties officeooo:paragraph-rsid="003a5f20"/>
    </style:style>
    <style:style style:name="P25" style:family="paragraph" style:parent-style-name="Heading_20_2">
      <style:text-properties officeooo:rsid="002d26d0" officeooo:paragraph-rsid="0032efd0"/>
    </style:style>
    <style:style style:name="P26" style:family="paragraph" style:parent-style-name="Text_20_body">
      <style:text-properties officeooo:rsid="003639bf" officeooo:paragraph-rsid="003639bf"/>
    </style:style>
    <style:style style:name="P27" style:family="paragraph" style:parent-style-name="Text_20_body">
      <style:text-properties officeooo:rsid="00374019" officeooo:paragraph-rsid="00374019"/>
    </style:style>
    <style:style style:name="P28" style:family="paragraph" style:parent-style-name="Text_20_body">
      <style:text-properties officeooo:rsid="003a5f20" officeooo:paragraph-rsid="003a5f20"/>
    </style:style>
    <style:style style:name="P29" style:family="paragraph" style:parent-style-name="Text_20_body">
      <style:text-properties officeooo:paragraph-rsid="002d26d0"/>
    </style:style>
    <style:style style:name="P30" style:family="paragraph" style:parent-style-name="Text_20_body">
      <style:text-properties officeooo:rsid="002d26d0" officeooo:paragraph-rsid="003a5f20"/>
    </style:style>
    <style:style style:name="P31" style:family="paragraph" style:parent-style-name="Text_20_body">
      <style:text-properties officeooo:paragraph-rsid="003a5f20"/>
    </style:style>
    <style:style style:name="P32" style:family="paragraph">
      <loext:graphic-properties draw:fill="none" draw:fill-color="#ffffff"/>
      <style:text-properties style:font-name="Courier New" fo:font-size="8pt" style:font-size-asian="8pt" style:font-size-complex="8pt"/>
    </style:style>
    <style:style style:name="T1" style:family="text">
      <style:text-properties officeooo:rsid="001fbed0"/>
    </style:style>
    <style:style style:name="T2" style:family="text">
      <style:text-properties officeooo:rsid="0023caf0"/>
    </style:style>
    <style:style style:name="T3" style:family="text">
      <style:text-properties officeooo:rsid="00259743"/>
    </style:style>
    <style:style style:name="T4" style:family="text">
      <style:text-properties officeooo:rsid="002817dd"/>
    </style:style>
    <style:style style:name="T5" style:family="text">
      <style:text-properties officeooo:rsid="003156ea"/>
    </style:style>
    <style:style style:name="T6" style:family="text">
      <style:text-properties officeooo:rsid="003172c4"/>
    </style:style>
    <style:style style:name="T7" style:family="text">
      <style:text-properties officeooo:rsid="0032efd0"/>
    </style:style>
    <style:style style:name="T8" style:family="text">
      <style:text-properties officeooo:rsid="003639bf"/>
    </style:style>
    <style:style style:name="T9" style:family="text">
      <style:text-properties officeooo:rsid="00374019"/>
    </style:style>
    <style:style style:name="T10" style:family="text">
      <style:text-properties officeooo:rsid="0038e55e"/>
    </style:style>
    <style:style style:name="T11" style:family="text">
      <style:text-properties officeooo:rsid="003981eb"/>
    </style:style>
    <style:style style:name="T12" style:family="text">
      <style:text-properties officeooo:rsid="002d26d0"/>
    </style:style>
    <style:style style:name="T13" style:family="text">
      <style:text-properties style:font-name="Courier New" fo:font-size="8pt" style:font-size-asian="8pt" style:font-size-complex="8pt"/>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9.26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28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23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189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8.83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5">4</text:span>: <text:span text:style-name="T5">Nandu</text:span><text:reference-mark-end text:name="Aufgabe"/></text:p>
      <text:p text:style-name="P3">Team-ID: <text:reference-mark-start text:name="TeamId"/><text:span text:style-name="T3">00889</text:span><text:reference-mark-end text:name="TeamId"/></text:p>
      <text:p text:style-name="P1">Team: <text:span text:style-name="T2">Felix Haag</text:span></text:p>
      <text:p text:style-name="P1">Bearbeiter/-innen dieser Aufgabe:<text:line-break/><text:span text:style-name="T2">Felix Haag</text:span></text:p>
      <text:p text:style-name="P1"><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2</text:a></text:p>
          <text:p text:style-name="P4"><text:a xlink:type="simple" xlink:href="#__RefHeading___Toc2236_4178761632" text:style-name="Index_20_Link" text:visited-style-name="Index_20_Link">Beispiele<text:tab/>3</text:a></text:p>
          <text:p text:style-name="P4"><text:a xlink:type="simple" xlink:href="#__RefHeading___Toc2238_4178761632" text:style-name="Index_20_Link" text:visited-style-name="Index_20_Link">Quellcode<text:tab/>8</text:a></text:p>
        </text:index-body>
      </text:table-of-content>
      <text:p text:style-name="P5"/>
      <text:h text:style-name="Heading_20_1" text:outline-level="1"><text:bookmark-start text:name="__RefHeading___Toc2232_4178761632"/>Lösungsidee<text:bookmark-end text:name="__RefHeading___Toc2232_4178761632"/></text:h>
      <text:p text:style-name="P16"><text:span text:style-name="T8">J</text:span>eden Baustein bekommt zwei Lichtsignale, eines oben und eines unten, die entweder an oder aus sind, als Input und gibt zwei Lichtsignale als Output weiter. Input und Output können somit als boolesche Werte, true für an und false für aus, gesehen werden. Mit der Beschreibung der Funktion des Bausteine, die in der Aufgabe gegeben ist, kann für jeden Baustein der Output abhängig vom Input als boolescher Ausdruck mit den Variablen oben und unten, die jeweils true oder false sein können, dargestellt werden.</text:p>
      <text:p text:style-name="P16">Weißer Baustein (Output oben, Output unten): ¬(unten ∧ oben), ¬(unten ∧ oben)</text:p>
      <text:p text:style-name="P16">Roter Baustein: ¬oben, ¬oben,</text:p>
      <text:p text:style-name="P16">Roter gedrehter Baustein: ¬unten, ¬unten</text:p>
      <text:p text:style-name="P16">Blauer Baustein: oben, unten</text:p>
      <text:p text:style-name="P17">Um nun den Output eines Aufbaus von Bausteinen zu ermitteln, startet man links in der ganz linken Spalte und ermittelt den Output von jedem Baustein abhängig von den Lichtquellen. Danach fährt man mit der nächsten Spalte fort, diesmal mit den Outputs der Bausteine der vorherigen Spalte als Inputs. So geht mit bis zur letzten Spalte weiter und erhält die endgültigen Outputs.</text:p>
      <text:p text:style-name="P17">Um eine Ausgabe in Tabellenform wie das Beispiel in der Aufgabe zu erhalten, muss man dies mit jeder Permutation von true und false für alle Lichtquellen durchführen.</text:p>
      <text:p text:style-name="P18"/>
      <text:h text:style-name="Heading_20_1" text:outline-level="1"><text:bookmark-start text:name="__RefHeading___Toc2234_4178761632"/><text:soft-page-break/>Umsetzung<text:bookmark-end text:name="__RefHeading___Toc2234_4178761632"/></text:h>
      <text:p text:style-name="P6">Vorbereitung</text:p>
      <text:p text:style-name="P19">Die Lösungsidee wird in Python implementiert. Zuerst <text:span text:style-name="T4">wird </text:span><text:span text:style-name="T8">für jeden Baustein eine Funktion definiert, der zwei Parameter für die Lichtsensoren links und rechts übergeben werden können und ein Tupel mit zwei Werten für die linke und rechte LED zurückgibt. Diese Funktionen werden in einem Dictionary den Buchstaben W, r, R und B zugeordnet.</text:span></text:p>
      <text:p text:style-name="P17">Die Eingabedatei wird eingelesen und eine zweidimensionale Liste mit gegebener Höhe und Breite des Aufbaus erstellt und mit None-Werten gefüllt. Danach wird der Aufbau aus der Textdatei in Reihen und an den Leerzeichen in Blöcke gesplittet und mit zwei for-Schleifen durchlaufen. Enthält ein Block ein Q oder L, handelt es sich um eine Lichtquelle oder Ausgabe und diese werden in die Liste an der entsprechenden Position eingetragen. Wird ein anderer Buchstabe erkannt, handelt es sich um einen Baustein und an entsprechender Stelle in der Liste wird der Wert true gespeichert, der dann angibt, dass an dieser und der nächsten Stelle ein Baustein steht. An der nächsten Stelle wird auß<text:span text:style-name="T9">erdem die dem jeweiligen Buchstaben entsprechende Funktion aus dem Dictionary gespeichert.</text:span></text:p>
      <text:p text:style-name="P22">Erstellen der Ausgabetabelle</text:p>
      <text:p text:style-name="P27">Mit einer for-Schleife wird zuerst das erste Element der Aufbau-Liste durchlaufen, die alle Lichtquellen enthält, um die Anzahl der Lichtquellen zu zählen und diese in den String für die Ausgabetabelle einzutragen. Anschließend wird dasselbe mit dem letzten Element, dass die Ausgabestellen enthält, wiederholt. Danach wird mit einer rekursiven Funktion eine Liste erstellt, die alle Permutation von true und false für die Anzahl an Lichtquellen enthält. Diese Liste wird mit einer for-Schleife durchlaufen und für jede Permutation der Output bestimmt. Anschließend wir die Reihe im Ausgabestring mit den Ein- und Ausgabewerten ergänzt. Zum Schluss wird dieser Ausgabestring in der Konsole ausgegeben und in einer Textdatei gespeichert.</text:p>
      <text:p text:style-name="P23">Bestimmen des Outputs</text:p>
      <text:p text:style-name="P28">Zum Bestimmen des Outputs für eine Permutation wird zuerst eine zweite zweidimensionale Liste derselben Breite und um eins kleineren Höhe der Liste des Aufbaus erstellt, in der alle Lichtzustände gespeichert werden. Zuerst wird das erste Element der Liste des Aufbaus mit einer for-Schleife durchlaufen und an den Stellen der Lichtquellen die true und false Werte in der Liste für die Lichter eingetragen. </text:p>
      <text:p text:style-name="P28">Die Liste des Aufbaus wird jetzt mit zwei for-Schleifen durchlaufen. Hat ein Element den Wert true, so befindet sich an dieser und der nächsten Stelle ein Baustein. Es wird die Funktion des Bausteins, die an der nächsten Stelle gespeichert ist, aufgerufen. Ihr werden als Parameter die Werte aus der Licht-Liste an der derselben Stelle übergeben. Die zurückgegeben Werte werden wiederum in Licht-Liste eine Reihe tiefer gespeichert. So wird der Aufbau von oben nach unten und von links nach rechts durchlaufen, bis in der letzten Reihe der Licht-Liste die Ausgaben der untersten Bausteine gespeichert sind.</text:p>
      <text:p text:style-name="P28"><text:soft-page-break/>Zuletzt wird die letzte Reihe der Aufbau-Liste durchlaufen. An den Stellen, an denen der Output angegeben wird, wird der entsprechende Wert aus der Licht-Liste in einer neuen liste gespeichert. Diese Liste wird zurückgegeben, um die Ergebnisse in den String mit der Ausgabetabelle einzutragen.</text:p>
      <text:h text:style-name="Heading_20_1" text:outline-level="1"><text:bookmark-start text:name="__RefHeading___Toc2236_4178761632"/>Beispiele<text:bookmark-end text:name="__RefHeading___Toc2236_4178761632"/></text:h>
      <text:p text:style-name="P7"><text:span text:style-name="T6">nandu</text:span>0.txt</text:p>
      <text:p text:style-name="P9">Q1 <text:s text:c="3"/>Q2 <text:s text:c="3"/>L1 <text:s text:c="3"/>L2 <text:s text:c="3"/></text:p>
      <text:p text:style-name="P9">Aus <text:s text:c="2"/>Aus <text:s text:c="2"/>Aus <text:s text:c="2"/>Aus <text:s text:c="2"/></text:p>
      <text:p text:style-name="P9">Aus <text:s text:c="2"/>An <text:s text:c="3"/>Aus <text:s text:c="2"/>Aus <text:s text:c="2"/></text:p>
      <text:p text:style-name="P9">An <text:s text:c="3"/>Aus <text:s text:c="2"/>Aus <text:s text:c="2"/>Aus <text:s text:c="2"/></text:p>
      <text:p text:style-name="P9">An <text:s text:c="3"/>An <text:s text:c="3"/>An <text:s text:c="3"/>An <text:s/></text:p>
      <text:p text:style-name="P8"/>
      <text:p text:style-name="P10"><text:span text:style-name="T6">nandu</text:span>1.txt</text:p>
      <text:p text:style-name="P13">Q1 <text:s text:c="3"/>Q2 <text:s text:c="3"/>L1 <text:s text:c="3"/>L2 <text:s text:c="3"/></text:p>
      <text:p text:style-name="P13">Aus <text:s text:c="2"/>Aus <text:s text:c="2"/>An <text:s text:c="3"/>An <text:s text:c="3"/></text:p>
      <text:p text:style-name="P13">Aus <text:s text:c="2"/>An <text:s text:c="3"/>An <text:s text:c="3"/>An <text:s text:c="3"/></text:p>
      <text:p text:style-name="P13">An <text:s text:c="3"/>Aus <text:s text:c="2"/>An <text:s text:c="3"/>An <text:s text:c="3"/></text:p>
      <text:p text:style-name="P13">An <text:s text:c="3"/>An <text:s text:c="3"/>Aus <text:s text:c="2"/>Aus <text:s text:c="5"/></text:p>
      <text:p text:style-name="P8"/>
      <text:p text:style-name="P10"><text:span text:style-name="T6">nandu</text:span>2.txt</text:p>
      <text:p text:style-name="P9">Q1 <text:s text:c="3"/>Q2 <text:s text:c="3"/>L1 <text:s text:c="3"/>L2 <text:s text:c="3"/></text:p>
      <text:p text:style-name="P9">Aus <text:s text:c="2"/>Aus <text:s text:c="2"/>Aus <text:s text:c="2"/>An <text:s text:c="3"/></text:p>
      <text:p text:style-name="P9">Aus <text:s text:c="2"/>An <text:s text:c="3"/>Aus <text:s text:c="2"/>An <text:s text:c="3"/></text:p>
      <text:p text:style-name="P9">An <text:s text:c="3"/>Aus <text:s text:c="2"/>Aus <text:s text:c="2"/>An <text:s text:c="3"/></text:p>
      <text:p text:style-name="P9">An <text:s text:c="3"/>An <text:s text:c="3"/>An <text:s text:c="3"/>Aus <text:s text:c="2"/></text:p>
      <text:p text:style-name="P8"/>
      <text:p text:style-name="P29"/>
      <text:p text:style-name="P29"/>
      <text:p text:style-name="P29"/>
      <text:p text:style-name="P24"><text:soft-page-break/><text:span text:style-name="T6">nandu</text:span>3.txt</text:p>
      <text:p text:style-name="P30">Q1 <text:s text:c="3"/>Q2 <text:s text:c="3"/>Q3 <text:s text:c="3"/>L1 <text:s text:c="3"/>L2 <text:s text:c="3"/>L3 <text:s text:c="3"/>L4 <text:s text:c="3"/></text:p>
      <text:p text:style-name="P30">Aus <text:s text:c="2"/>Aus <text:s text:c="2"/>Aus <text:s text:c="2"/>An <text:s text:c="3"/>Aus <text:s text:c="2"/>Aus <text:s text:c="2"/>An <text:s text:c="3"/></text:p>
      <text:p text:style-name="P30">Aus <text:s text:c="2"/>Aus <text:s text:c="2"/>An <text:s text:c="3"/>An <text:s text:c="3"/>Aus <text:s text:c="2"/>Aus <text:s text:c="2"/>Aus <text:s text:c="2"/></text:p>
      <text:p text:style-name="P30">Aus <text:s text:c="2"/>An <text:s text:c="3"/>Aus <text:s text:c="2"/>An <text:s text:c="3"/>Aus <text:s text:c="2"/>An <text:s text:c="3"/>An <text:s text:c="3"/></text:p>
      <text:p text:style-name="P30">Aus <text:s text:c="2"/>An <text:s text:c="3"/>An <text:s text:c="3"/>An <text:s text:c="3"/>Aus <text:s text:c="2"/>An <text:s text:c="3"/>Aus <text:s text:c="2"/></text:p>
      <text:p text:style-name="P30">An <text:s text:c="3"/>Aus <text:s text:c="2"/>Aus <text:s text:c="2"/>Aus <text:s text:c="2"/>An <text:s text:c="3"/>Aus <text:s text:c="2"/>An <text:s text:c="3"/></text:p>
      <text:p text:style-name="P30">An <text:s text:c="3"/>Aus <text:s text:c="2"/>An <text:s text:c="3"/>Aus <text:s text:c="2"/>An <text:s text:c="3"/>Aus <text:s text:c="2"/>Aus <text:s text:c="2"/></text:p>
      <text:p text:style-name="P30">An <text:s text:c="3"/>An <text:s text:c="3"/>Aus <text:s text:c="2"/>Aus <text:s text:c="2"/>An <text:s text:c="3"/>An <text:s text:c="3"/>An <text:s text:c="3"/></text:p>
      <text:p text:style-name="P31"><text:span text:style-name="T12">An <text:s text:c="3"/>An <text:s text:c="3"/>An <text:s text:c="3"/>Aus <text:s text:c="2"/>An <text:s text:c="3"/>An <text:s text:c="3"/>Aus <text:s text:c="2"/></text:span></text:p>
      <text:p text:style-name="P11"><text:span text:style-name="T6">na</text:span><text:span text:style-name="T7">n</text:span><text:span text:style-name="T6">du</text:span>4.txt</text:p>
      <text:p text:style-name="P13">Q1 <text:s text:c="3"/>Q2 <text:s text:c="3"/>Q3 <text:s text:c="3"/>Q4 <text:s text:c="3"/>L1 <text:s text:c="3"/>L2 <text:s text:c="3"/></text:p>
      <text:p text:style-name="P13">Aus <text:s text:c="2"/>Aus <text:s text:c="2"/>Aus <text:s text:c="2"/>Aus <text:s text:c="2"/>Aus <text:s text:c="2"/>Aus <text:s text:c="2"/></text:p>
      <text:p text:style-name="P13">Aus <text:s text:c="2"/>Aus <text:s text:c="2"/>Aus <text:s text:c="2"/>An <text:s text:c="3"/>Aus <text:s text:c="2"/>Aus <text:s text:c="2"/></text:p>
      <text:p text:style-name="P13">Aus <text:s text:c="2"/>Aus <text:s text:c="2"/>An <text:s text:c="3"/>Aus <text:s text:c="2"/>Aus <text:s text:c="2"/>An <text:s text:c="3"/></text:p>
      <text:p text:style-name="P13">Aus <text:s text:c="2"/>Aus <text:s text:c="2"/>An <text:s text:c="3"/>An <text:s text:c="3"/>Aus <text:s text:c="2"/>Aus <text:s text:c="2"/></text:p>
      <text:p text:style-name="P13">Aus <text:s text:c="2"/>An <text:s text:c="3"/>Aus <text:s text:c="2"/>Aus <text:s text:c="2"/>An <text:s text:c="3"/>Aus <text:s text:c="2"/></text:p>
      <text:p text:style-name="P13">Aus <text:s text:c="2"/>An <text:s text:c="3"/>Aus <text:s text:c="2"/>An <text:s text:c="3"/>An <text:s text:c="3"/>Aus <text:s text:c="2"/></text:p>
      <text:p text:style-name="P13">Aus <text:s text:c="2"/>An <text:s text:c="3"/>An <text:s text:c="3"/>Aus <text:s text:c="2"/>An <text:s text:c="3"/>An <text:s text:c="3"/></text:p>
      <text:p text:style-name="P13">Aus <text:s text:c="2"/>An <text:s text:c="3"/>An <text:s text:c="3"/>An <text:s text:c="3"/>An <text:s text:c="3"/>Aus <text:s text:c="2"/></text:p>
      <text:p text:style-name="P13">An <text:s text:c="3"/>Aus <text:s text:c="2"/>Aus <text:s text:c="2"/>Aus <text:s text:c="2"/>Aus <text:s text:c="2"/>Aus <text:s text:c="2"/></text:p>
      <text:p text:style-name="P13">An <text:s text:c="3"/>Aus <text:s text:c="2"/>Aus <text:s text:c="2"/>An <text:s text:c="3"/>Aus <text:s text:c="2"/>Aus <text:s text:c="2"/></text:p>
      <text:p text:style-name="P13">An <text:s text:c="3"/>Aus <text:s text:c="2"/>An <text:s text:c="3"/>Aus <text:s text:c="2"/>Aus <text:s text:c="2"/>An <text:s text:c="3"/></text:p>
      <text:p text:style-name="P13">An <text:s text:c="3"/>Aus <text:s text:c="2"/>An <text:s text:c="3"/>An <text:s text:c="3"/>Aus <text:s text:c="2"/>Aus <text:s text:c="2"/></text:p>
      <text:p text:style-name="P13">An <text:s text:c="3"/>An <text:s text:c="3"/>Aus <text:s text:c="2"/>Aus <text:s text:c="2"/>Aus <text:s text:c="2"/>Aus <text:s text:c="2"/></text:p>
      <text:p text:style-name="P13">An <text:s text:c="3"/>An <text:s text:c="3"/>Aus <text:s text:c="2"/>An <text:s text:c="3"/>Aus <text:s text:c="2"/>Aus <text:s text:c="2"/></text:p>
      <text:p text:style-name="P13">An <text:s text:c="3"/>An <text:s text:c="3"/>An <text:s text:c="3"/>Aus <text:s text:c="2"/>Aus <text:s text:c="2"/>An <text:s text:c="3"/></text:p>
      <text:p text:style-name="P13">An <text:s text:c="3"/>An <text:s text:c="3"/>An <text:s text:c="3"/>An <text:s text:c="3"/>Aus <text:s text:c="2"/>Aus </text:p>
      <text:p text:style-name="P13"/>
      <text:p text:style-name="P11"><text:soft-page-break/><text:span text:style-name="T6">nandu</text:span>5.txt</text:p>
      <text:p text:style-name="P13">Q1 <text:s text:c="3"/>Q2 <text:s text:c="3"/>Q3 <text:s text:c="3"/>Q4 <text:s text:c="3"/>Q5 <text:s text:c="3"/>Q6 <text:s text:c="3"/>L1 <text:s text:c="3"/>L2 <text:s text:c="3"/>L3 <text:s text:c="3"/>L4 <text:s text:c="3"/>L5 <text:s text:c="3"/></text:p>
      <text:p text:style-name="P13">Aus <text:s text:c="2"/>Aus <text:s text:c="2"/>Aus <text:s text:c="2"/>Aus <text:s text:c="2"/>Aus <text:s text:c="2"/>Aus <text:s text:c="2"/>Aus <text:s text:c="2"/>Aus <text:s text:c="2"/>Aus <text:s text:c="2"/>An <text:s text:c="3"/>Aus <text:s text:c="2"/></text:p>
      <text:p text:style-name="P13">Aus <text:s text:c="2"/>Aus <text:s text:c="2"/>Aus <text:s text:c="2"/>Aus <text:s text:c="2"/>Aus <text:s text:c="2"/>An <text:s text:c="3"/>Aus <text:s text:c="2"/>Aus <text:s text:c="2"/>Aus <text:s text:c="2"/>An <text:s text:c="3"/>Aus <text:s text:c="2"/></text:p>
      <text:p text:style-name="P13">Aus <text:s text:c="2"/>Aus <text:s text:c="2"/>Aus <text:s text:c="2"/>Aus <text:s text:c="2"/>An <text:s text:c="3"/>Aus <text:s text:c="2"/>Aus <text:s text:c="2"/>Aus <text:s text:c="2"/>Aus <text:s text:c="2"/>An <text:s text:c="3"/>An <text:s text:c="3"/></text:p>
      <text:p text:style-name="P13">Aus <text:s text:c="2"/>Aus <text:s text:c="2"/>Aus <text:s text:c="2"/>Aus <text:s text:c="2"/>An <text:s text:c="3"/>An <text:s text:c="3"/>Aus <text:s text:c="2"/>Aus <text:s text:c="2"/>Aus <text:s text:c="2"/>An <text:s text:c="3"/>An <text:s text:c="3"/></text:p>
      <text:p text:style-name="P13">Aus <text:s text:c="2"/>Aus <text:s text:c="2"/>Aus <text:s text:c="2"/>An <text:s text:c="3"/>Aus <text:s text:c="2"/>Aus <text:s text:c="2"/>Aus <text:s text:c="2"/>Aus <text:s text:c="2"/>An <text:s text:c="3"/>Aus <text:s text:c="2"/>Aus <text:s text:c="2"/></text:p>
      <text:p text:style-name="P13">Aus <text:s text:c="2"/>Aus <text:s text:c="2"/>Aus <text:s text:c="2"/>An <text:s text:c="3"/>Aus <text:s text:c="2"/>An <text:s text:c="3"/>Aus <text:s text:c="2"/>Aus <text:s text:c="2"/>An <text:s text:c="3"/>Aus <text:s text:c="2"/>Aus <text:s text:c="2"/></text:p>
      <text:p text:style-name="P13">Aus <text:s text:c="2"/>Aus <text:s text:c="2"/>Aus <text:s text:c="2"/>An <text:s text:c="3"/>An <text:s text:c="3"/>Aus <text:s text:c="2"/>Aus <text:s text:c="2"/>Aus <text:s text:c="2"/>Aus <text:s text:c="2"/>An <text:s text:c="3"/>An <text:s text:c="3"/></text:p>
      <text:p text:style-name="P13">Aus <text:s text:c="2"/>Aus <text:s text:c="2"/>Aus <text:s text:c="2"/>An <text:s text:c="3"/>An <text:s text:c="3"/>An <text:s text:c="3"/>Aus <text:s text:c="2"/>Aus <text:s text:c="2"/>Aus <text:s text:c="2"/>An <text:s text:c="3"/>An <text:s text:c="3"/></text:p>
      <text:p text:style-name="P13">Aus <text:s text:c="2"/>Aus <text:s text:c="2"/>An <text:s text:c="3"/>Aus <text:s text:c="2"/>Aus <text:s text:c="2"/>Aus <text:s text:c="2"/>Aus <text:s text:c="2"/>Aus <text:s text:c="2"/>Aus <text:s text:c="2"/>An <text:s text:c="3"/>Aus <text:s text:c="2"/></text:p>
      <text:p text:style-name="P13">Aus <text:s text:c="2"/>Aus <text:s text:c="2"/>An <text:s text:c="3"/>Aus <text:s text:c="2"/>Aus <text:s text:c="2"/>An <text:s text:c="3"/>Aus <text:s text:c="2"/>Aus <text:s text:c="2"/>Aus <text:s text:c="2"/>An <text:s text:c="3"/>Aus <text:s text:c="2"/></text:p>
      <text:p text:style-name="P13">Aus <text:s text:c="2"/>Aus <text:s text:c="2"/>An <text:s text:c="3"/>Aus <text:s text:c="2"/>An <text:s text:c="3"/>Aus <text:s text:c="2"/>Aus <text:s text:c="2"/>Aus <text:s text:c="2"/>Aus <text:s text:c="2"/>An <text:s text:c="3"/>An <text:s text:c="3"/></text:p>
      <text:p text:style-name="P13">Aus <text:s text:c="2"/>Aus <text:s text:c="2"/>An <text:s text:c="3"/>Aus <text:s text:c="2"/>An <text:s text:c="3"/>An <text:s text:c="3"/>Aus <text:s text:c="2"/>Aus <text:s text:c="2"/>Aus <text:s text:c="2"/>An <text:s text:c="3"/>An <text:s text:c="3"/></text:p>
      <text:p text:style-name="P13">Aus <text:s text:c="2"/>Aus <text:s text:c="2"/>An <text:s text:c="3"/>An <text:s text:c="3"/>Aus <text:s text:c="2"/>Aus <text:s text:c="2"/>Aus <text:s text:c="2"/>Aus <text:s text:c="2"/>An <text:s text:c="3"/>Aus <text:s text:c="2"/>Aus <text:s text:c="2"/></text:p>
      <text:p text:style-name="P13">Aus <text:s text:c="2"/>Aus <text:s text:c="2"/>An <text:s text:c="3"/>An <text:s text:c="3"/>Aus <text:s text:c="2"/>An <text:s text:c="3"/>Aus <text:s text:c="2"/>Aus <text:s text:c="2"/>An <text:s text:c="3"/>Aus <text:s text:c="2"/>Aus <text:s text:c="2"/></text:p>
      <text:p text:style-name="P13">Aus <text:s text:c="2"/>Aus <text:s text:c="2"/>An <text:s text:c="3"/>An <text:s text:c="3"/>An <text:s text:c="3"/>Aus <text:s text:c="2"/>Aus <text:s text:c="2"/>Aus <text:s text:c="2"/>Aus <text:s text:c="2"/>An <text:s text:c="3"/>An <text:s text:c="3"/></text:p>
      <text:p text:style-name="P13">Aus <text:s text:c="2"/>Aus <text:s text:c="2"/>An <text:s text:c="3"/>An <text:s text:c="3"/>An <text:s text:c="3"/>An <text:s text:c="3"/>Aus <text:s text:c="2"/>Aus <text:s text:c="2"/>Aus <text:s text:c="2"/>An <text:s text:c="3"/>An <text:s text:c="3"/></text:p>
      <text:p text:style-name="P13">Aus <text:s text:c="2"/>An <text:s text:c="3"/>Aus <text:s text:c="2"/>Aus <text:s text:c="2"/>Aus <text:s text:c="2"/>Aus <text:s text:c="2"/>Aus <text:s text:c="2"/>Aus <text:s text:c="2"/>Aus <text:s text:c="2"/>An <text:s text:c="3"/>Aus <text:s text:c="2"/></text:p>
      <text:p text:style-name="P13">Aus <text:s text:c="2"/>An <text:s text:c="3"/>Aus <text:s text:c="2"/>Aus <text:s text:c="2"/>Aus <text:s text:c="2"/>An <text:s text:c="3"/>Aus <text:s text:c="2"/>Aus <text:s text:c="2"/>Aus <text:s text:c="2"/>An <text:s text:c="3"/>Aus <text:s text:c="2"/></text:p>
      <text:p text:style-name="P13">Aus <text:s text:c="2"/>An <text:s text:c="3"/>Aus <text:s text:c="2"/>Aus <text:s text:c="2"/>An <text:s text:c="3"/>Aus <text:s text:c="2"/>Aus <text:s text:c="2"/>Aus <text:s text:c="2"/>Aus <text:s text:c="2"/>An <text:s text:c="3"/>An <text:s text:c="3"/></text:p>
      <text:p text:style-name="P13">Aus <text:s text:c="2"/>An <text:s text:c="3"/>Aus <text:s text:c="2"/>Aus <text:s text:c="2"/>An <text:s text:c="3"/>An <text:s text:c="3"/>Aus <text:s text:c="2"/>Aus <text:s text:c="2"/>Aus <text:s text:c="2"/>An <text:s text:c="3"/>An <text:s text:c="3"/></text:p>
      <text:p text:style-name="P13">Aus <text:s text:c="2"/>An <text:s text:c="3"/>Aus <text:s text:c="2"/>An <text:s text:c="3"/>Aus <text:s text:c="2"/>Aus <text:s text:c="2"/>Aus <text:s text:c="2"/>Aus <text:s text:c="2"/>An <text:s text:c="3"/>Aus <text:s text:c="2"/>Aus <text:s text:c="2"/></text:p>
      <text:p text:style-name="P13">Aus <text:s text:c="2"/>An <text:s text:c="3"/>Aus <text:s text:c="2"/>An <text:s text:c="3"/>Aus <text:s text:c="2"/>An <text:s text:c="3"/>Aus <text:s text:c="2"/>Aus <text:s text:c="2"/>An <text:s text:c="3"/>Aus <text:s text:c="2"/>Aus <text:s text:c="2"/></text:p>
      <text:p text:style-name="P13">Aus <text:s text:c="2"/>An <text:s text:c="3"/>Aus <text:s text:c="2"/>An <text:s text:c="3"/>An <text:s text:c="3"/>Aus <text:s text:c="2"/>Aus <text:s text:c="2"/>Aus <text:s text:c="2"/>Aus <text:s text:c="2"/>An <text:s text:c="3"/>An <text:s text:c="3"/></text:p>
      <text:p text:style-name="P13">Aus <text:s text:c="2"/>An <text:s text:c="3"/>Aus <text:s text:c="2"/>An <text:s text:c="3"/>An <text:s text:c="3"/>An <text:s text:c="3"/>Aus <text:s text:c="2"/>Aus <text:s text:c="2"/>Aus <text:s text:c="2"/>An <text:s text:c="3"/>An <text:s text:c="3"/></text:p>
      <text:p text:style-name="P13">Aus <text:s text:c="2"/>An <text:s text:c="3"/>An <text:s text:c="3"/>Aus <text:s text:c="2"/>Aus <text:s text:c="2"/>Aus <text:s text:c="2"/>Aus <text:s text:c="2"/>Aus <text:s text:c="2"/>Aus <text:s text:c="2"/>An <text:s text:c="3"/>Aus <text:s text:c="2"/></text:p>
      <text:p text:style-name="P13">Aus <text:s text:c="2"/>An <text:s text:c="3"/>An <text:s text:c="3"/>Aus <text:s text:c="2"/>Aus <text:s text:c="2"/>An <text:s text:c="3"/>Aus <text:s text:c="2"/>Aus <text:s text:c="2"/>Aus <text:s text:c="2"/>An <text:s text:c="3"/>Aus <text:s text:c="2"/></text:p>
      <text:p text:style-name="P13">Aus <text:s text:c="2"/>An <text:s text:c="3"/>An <text:s text:c="3"/>Aus <text:s text:c="2"/>An <text:s text:c="3"/>Aus <text:s text:c="2"/>Aus <text:s text:c="2"/>Aus <text:s text:c="2"/>Aus <text:s text:c="2"/>An <text:s text:c="3"/>An <text:s text:c="3"/></text:p>
      <text:p text:style-name="P13"><text:soft-page-break/>Aus <text:s text:c="2"/>An <text:s text:c="3"/>An <text:s text:c="3"/>Aus <text:s text:c="2"/>An <text:s text:c="3"/>An <text:s text:c="3"/>Aus <text:s text:c="2"/>Aus <text:s text:c="2"/>Aus <text:s text:c="2"/>An <text:s text:c="3"/>An <text:s text:c="3"/></text:p>
      <text:p text:style-name="P13">Aus <text:s text:c="2"/>An <text:s text:c="3"/>An <text:s text:c="3"/>An <text:s text:c="3"/>Aus <text:s text:c="2"/>Aus <text:s text:c="2"/>Aus <text:s text:c="2"/>Aus <text:s text:c="2"/>An <text:s text:c="3"/>Aus <text:s text:c="2"/>Aus <text:s text:c="2"/></text:p>
      <text:p text:style-name="P13">Aus <text:s text:c="2"/>An <text:s text:c="3"/>An <text:s text:c="3"/>An <text:s text:c="3"/>Aus <text:s text:c="2"/>An <text:s text:c="3"/>Aus <text:s text:c="2"/>Aus <text:s text:c="2"/>An <text:s text:c="3"/>Aus <text:s text:c="2"/>Aus <text:s text:c="2"/></text:p>
      <text:p text:style-name="P13">Aus <text:s text:c="2"/>An <text:s text:c="3"/>An <text:s text:c="3"/>An <text:s text:c="3"/>An <text:s text:c="3"/>Aus <text:s text:c="2"/>Aus <text:s text:c="2"/>Aus <text:s text:c="2"/>Aus <text:s text:c="2"/>An <text:s text:c="3"/>An <text:s text:c="3"/></text:p>
      <text:p text:style-name="P13">Aus <text:s text:c="2"/>An <text:s text:c="3"/>An <text:s text:c="3"/>An <text:s text:c="3"/>An <text:s text:c="3"/>An <text:s text:c="3"/>Aus <text:s text:c="2"/>Aus <text:s text:c="2"/>Aus <text:s text:c="2"/>An <text:s text:c="3"/>An <text:s text:c="3"/></text:p>
      <text:p text:style-name="P13">An <text:s text:c="3"/>Aus <text:s text:c="2"/>Aus <text:s text:c="2"/>Aus <text:s text:c="2"/>Aus <text:s text:c="2"/>Aus <text:s text:c="2"/>An <text:s text:c="3"/>Aus <text:s text:c="2"/>Aus <text:s text:c="2"/>An <text:s text:c="3"/>Aus <text:s text:c="2"/></text:p>
      <text:p text:style-name="P13">An <text:s text:c="3"/>Aus <text:s text:c="2"/>Aus <text:s text:c="2"/>Aus <text:s text:c="2"/>Aus <text:s text:c="2"/>An <text:s text:c="3"/>An <text:s text:c="3"/>Aus <text:s text:c="2"/>Aus <text:s text:c="2"/>An <text:s text:c="3"/>Aus <text:s text:c="2"/></text:p>
      <text:p text:style-name="P13">An <text:s text:c="3"/>Aus <text:s text:c="2"/>Aus <text:s text:c="2"/>Aus <text:s text:c="2"/>An <text:s text:c="3"/>Aus <text:s text:c="2"/>An <text:s text:c="3"/>Aus <text:s text:c="2"/>Aus <text:s text:c="2"/>An <text:s text:c="3"/>An <text:s text:c="3"/></text:p>
      <text:p text:style-name="P13">An <text:s text:c="3"/>Aus <text:s text:c="2"/>Aus <text:s text:c="2"/>Aus <text:s text:c="2"/>An <text:s text:c="3"/>An <text:s text:c="3"/>An <text:s text:c="3"/>Aus <text:s text:c="2"/>Aus <text:s text:c="2"/>An <text:s text:c="3"/>An <text:s text:c="3"/></text:p>
      <text:p text:style-name="P13">An <text:s text:c="3"/>Aus <text:s text:c="2"/>Aus <text:s text:c="2"/>An <text:s text:c="3"/>Aus <text:s text:c="2"/>Aus <text:s text:c="2"/>An <text:s text:c="3"/>Aus <text:s text:c="2"/>An <text:s text:c="3"/>Aus <text:s text:c="2"/>Aus <text:s text:c="2"/></text:p>
      <text:p text:style-name="P13">An <text:s text:c="3"/>Aus <text:s text:c="2"/>Aus <text:s text:c="2"/>An <text:s text:c="3"/>Aus <text:s text:c="2"/>An <text:s text:c="3"/>An <text:s text:c="3"/>Aus <text:s text:c="2"/>An <text:s text:c="3"/>Aus <text:s text:c="2"/>Aus <text:s text:c="2"/></text:p>
      <text:p text:style-name="P13">An <text:s text:c="3"/>Aus <text:s text:c="2"/>Aus <text:s text:c="2"/>An <text:s text:c="3"/>An <text:s text:c="3"/>Aus <text:s text:c="2"/>An <text:s text:c="3"/>Aus <text:s text:c="2"/>Aus <text:s text:c="2"/>An <text:s text:c="3"/>An <text:s text:c="3"/></text:p>
      <text:p text:style-name="P13">An <text:s text:c="3"/>Aus <text:s text:c="2"/>Aus <text:s text:c="2"/>An <text:s text:c="3"/>An <text:s text:c="3"/>An <text:s text:c="3"/>An <text:s text:c="3"/>Aus <text:s text:c="2"/>Aus <text:s text:c="2"/>An <text:s text:c="3"/>An <text:s text:c="3"/></text:p>
      <text:p text:style-name="P13">An <text:s text:c="3"/>Aus <text:s text:c="2"/>An <text:s text:c="3"/>Aus <text:s text:c="2"/>Aus <text:s text:c="2"/>Aus <text:s text:c="2"/>An <text:s text:c="3"/>Aus <text:s text:c="2"/>Aus <text:s text:c="2"/>An <text:s text:c="3"/>Aus <text:s text:c="2"/></text:p>
      <text:p text:style-name="P13">An <text:s text:c="3"/>Aus <text:s text:c="2"/>An <text:s text:c="3"/>Aus <text:s text:c="2"/>Aus <text:s text:c="2"/>An <text:s text:c="3"/>An <text:s text:c="3"/>Aus <text:s text:c="2"/>Aus <text:s text:c="2"/>An <text:s text:c="3"/>Aus <text:s text:c="2"/></text:p>
      <text:p text:style-name="P13">An <text:s text:c="3"/>Aus <text:s text:c="2"/>An <text:s text:c="3"/>Aus <text:s text:c="2"/>An <text:s text:c="3"/>Aus <text:s text:c="2"/>An <text:s text:c="3"/>Aus <text:s text:c="2"/>Aus <text:s text:c="2"/>An <text:s text:c="3"/>An <text:s text:c="3"/></text:p>
      <text:p text:style-name="P13">An <text:s text:c="3"/>Aus <text:s text:c="2"/>An <text:s text:c="3"/>Aus <text:s text:c="2"/>An <text:s text:c="3"/>An <text:s text:c="3"/>An <text:s text:c="3"/>Aus <text:s text:c="2"/>Aus <text:s text:c="2"/>An <text:s text:c="3"/>An <text:s text:c="3"/></text:p>
      <text:p text:style-name="P13">An <text:s text:c="3"/>Aus <text:s text:c="2"/>An <text:s text:c="3"/>An <text:s text:c="3"/>Aus <text:s text:c="2"/>Aus <text:s text:c="2"/>An <text:s text:c="3"/>Aus <text:s text:c="2"/>An <text:s text:c="3"/>Aus <text:s text:c="2"/>Aus <text:s text:c="2"/></text:p>
      <text:p text:style-name="P13">An <text:s text:c="3"/>Aus <text:s text:c="2"/>An <text:s text:c="3"/>An <text:s text:c="3"/>Aus <text:s text:c="2"/>An <text:s text:c="3"/>An <text:s text:c="3"/>Aus <text:s text:c="2"/>An <text:s text:c="3"/>Aus <text:s text:c="2"/>Aus <text:s text:c="2"/></text:p>
      <text:p text:style-name="P13">An <text:s text:c="3"/>Aus <text:s text:c="2"/>An <text:s text:c="3"/>An <text:s text:c="3"/>An <text:s text:c="3"/>Aus <text:s text:c="2"/>An <text:s text:c="3"/>Aus <text:s text:c="2"/>Aus <text:s text:c="2"/>An <text:s text:c="3"/>An <text:s text:c="3"/></text:p>
      <text:p text:style-name="P13">An <text:s text:c="3"/>Aus <text:s text:c="2"/>An <text:s text:c="3"/>An <text:s text:c="3"/>An <text:s text:c="3"/>An <text:s text:c="3"/>An <text:s text:c="3"/>Aus <text:s text:c="2"/>Aus <text:s text:c="2"/>An <text:s text:c="3"/>An <text:s text:c="3"/></text:p>
      <text:p text:style-name="P13">An <text:s text:c="3"/>An <text:s text:c="3"/>Aus <text:s text:c="2"/>Aus <text:s text:c="2"/>Aus <text:s text:c="2"/>Aus <text:s text:c="2"/>An <text:s text:c="3"/>Aus <text:s text:c="2"/>Aus <text:s text:c="2"/>An <text:s text:c="3"/>Aus <text:s text:c="2"/></text:p>
      <text:p text:style-name="P13">An <text:s text:c="3"/>An <text:s text:c="3"/>Aus <text:s text:c="2"/>Aus <text:s text:c="2"/>Aus <text:s text:c="2"/>An <text:s text:c="3"/>An <text:s text:c="3"/>Aus <text:s text:c="2"/>Aus <text:s text:c="2"/>An <text:s text:c="3"/>Aus <text:s text:c="2"/></text:p>
      <text:p text:style-name="P13">An <text:s text:c="3"/>An <text:s text:c="3"/>Aus <text:s text:c="2"/>Aus <text:s text:c="2"/>An <text:s text:c="3"/>Aus <text:s text:c="2"/>An <text:s text:c="3"/>Aus <text:s text:c="2"/>Aus <text:s text:c="2"/>An <text:s text:c="3"/>An <text:s text:c="3"/></text:p>
      <text:p text:style-name="P13">An <text:s text:c="3"/>An <text:s text:c="3"/>Aus <text:s text:c="2"/>Aus <text:s text:c="2"/>An <text:s text:c="3"/>An <text:s text:c="3"/>An <text:s text:c="3"/>Aus <text:s text:c="2"/>Aus <text:s text:c="2"/>An <text:s text:c="3"/>An <text:s text:c="3"/></text:p>
      <text:p text:style-name="P13">An <text:s text:c="3"/>An <text:s text:c="3"/>Aus <text:s text:c="2"/>An <text:s text:c="3"/>Aus <text:s text:c="2"/>Aus <text:s text:c="2"/>An <text:s text:c="3"/>Aus <text:s text:c="2"/>An <text:s text:c="3"/>Aus <text:s text:c="2"/>Aus <text:s text:c="2"/></text:p>
      <text:p text:style-name="P13">An <text:s text:c="3"/>An <text:s text:c="3"/>Aus <text:s text:c="2"/>An <text:s text:c="3"/>Aus <text:s text:c="2"/>An <text:s text:c="3"/>An <text:s text:c="3"/>Aus <text:s text:c="2"/>An <text:s text:c="3"/>Aus <text:s text:c="2"/>Aus <text:s text:c="2"/></text:p>
      <text:p text:style-name="P13">An <text:s text:c="3"/>An <text:s text:c="3"/>Aus <text:s text:c="2"/>An <text:s text:c="3"/>An <text:s text:c="3"/>Aus <text:s text:c="2"/>An <text:s text:c="3"/>Aus <text:s text:c="2"/>Aus <text:s text:c="2"/>An <text:s text:c="3"/>An <text:s text:c="3"/></text:p>
      <text:p text:style-name="P13">An <text:s text:c="3"/>An <text:s text:c="3"/>Aus <text:s text:c="2"/>An <text:s text:c="3"/>An <text:s text:c="3"/>An <text:s text:c="3"/>An <text:s text:c="3"/>Aus <text:s text:c="2"/>Aus <text:s text:c="2"/>An <text:s text:c="3"/>An <text:s text:c="3"/></text:p>
      <text:p text:style-name="P13"><text:soft-page-break/>An <text:s text:c="3"/>An <text:s text:c="3"/>An <text:s text:c="3"/>Aus <text:s text:c="2"/>Aus <text:s text:c="2"/>Aus <text:s text:c="2"/>An <text:s text:c="3"/>Aus <text:s text:c="2"/>Aus <text:s text:c="2"/>An <text:s text:c="3"/>Aus <text:s text:c="2"/></text:p>
      <text:p text:style-name="P13">An <text:s text:c="3"/>An <text:s text:c="3"/>An <text:s text:c="3"/>Aus <text:s text:c="2"/>Aus <text:s text:c="2"/>An <text:s text:c="3"/>An <text:s text:c="3"/>Aus <text:s text:c="2"/>Aus <text:s text:c="2"/>An <text:s text:c="3"/>Aus <text:s text:c="2"/></text:p>
      <text:p text:style-name="P13">An <text:s text:c="3"/>An <text:s text:c="3"/>An <text:s text:c="3"/>Aus <text:s text:c="2"/>An <text:s text:c="3"/>Aus <text:s text:c="2"/>An <text:s text:c="3"/>Aus <text:s text:c="2"/>Aus <text:s text:c="2"/>An <text:s text:c="3"/>An <text:s text:c="3"/></text:p>
      <text:p text:style-name="P13">An <text:s text:c="3"/>An <text:s text:c="3"/>An <text:s text:c="3"/>Aus <text:s text:c="2"/>An <text:s text:c="3"/>An <text:s text:c="3"/>An <text:s text:c="3"/>Aus <text:s text:c="2"/>Aus <text:s text:c="2"/>An <text:s text:c="3"/>An <text:s text:c="3"/></text:p>
      <text:p text:style-name="P13">An <text:s text:c="3"/>An <text:s text:c="3"/>An <text:s text:c="3"/>An <text:s text:c="3"/>Aus <text:s text:c="2"/>Aus <text:s text:c="2"/>An <text:s text:c="3"/>Aus <text:s text:c="2"/>An <text:s text:c="3"/>Aus <text:s text:c="2"/>Aus <text:s text:c="2"/></text:p>
      <text:p text:style-name="P13">An <text:s text:c="3"/>An <text:s text:c="3"/>An <text:s text:c="3"/>An <text:s text:c="3"/>Aus <text:s text:c="2"/>An <text:s text:c="3"/>An <text:s text:c="3"/>Aus <text:s text:c="2"/>An <text:s text:c="3"/>Aus <text:s text:c="2"/>Aus <text:s text:c="2"/></text:p>
      <text:p text:style-name="P13">An <text:s text:c="3"/>An <text:s text:c="3"/>An <text:s text:c="3"/>An <text:s text:c="3"/>An <text:s text:c="3"/>Aus <text:s text:c="2"/>An <text:s text:c="3"/>Aus <text:s text:c="2"/>Aus <text:s text:c="2"/>An <text:s text:c="3"/>An <text:s text:c="3"/></text:p>
      <text:p text:style-name="P13">An <text:s text:c="3"/>An <text:s text:c="3"/>An <text:s text:c="3"/>An <text:s text:c="3"/>An <text:s text:c="3"/>An <text:s text:c="3"/>An <text:s text:c="3"/>Aus <text:s text:c="2"/>Aus <text:s text:c="2"/>An <text:s text:c="3"/>An <text:s text:c="3"/></text:p>
      <text:h text:style-name="Heading_20_1" text:outline-level="1" text:is-list-header="true"><text:bookmark-start text:name="__RefHeading___Toc2238_4178761632"/><text:soft-page-break/>Quellcode<text:bookmark-end text:name="__RefHeading___Toc2238_4178761632"/></text:h>
      <text:p text:style-name="P7">Einlesen der Textdatei</text:p>
      <text:p text:style-name="P14"><draw:frame text:anchor-type="as-char" svg:y="-8.823cm" draw:z-index="0" draw:name="Text Frame 9" draw:style-name="gr5" draw:text-style-name="P32" svg:width="18.047cm" svg:height="18.839cm"><draw:text-box><text:p><text:span text:style-name="T13">def read_file(filename):</text:span></text:p><text:p><text:span text:style-name="T13"><text:s text:c="4"/></text:span><text:span text:style-name="T13">dispatcher = {"W": white, "r": red, "R": red_turned, "B": blue}</text:span></text:p><text:p><text:span text:style-name="T13"><text:s text:c="4"/></text:span><text:span text:style-name="T13">with open(os.path.dirname(__file__) + "/" + filename, "r") as f:</text:span></text:p><text:p><text:span text:style-name="T13"/></text:p><text:p><text:span text:style-name="T13"><text:s text:c="8"/></text:span><text:span text:style-name="T13">dims = f.readline().split(" ")</text:span></text:p><text:p><text:span text:style-name="T13"><text:s text:c="8"/></text:span><text:span text:style-name="T13">width = int(dims[0].replace("\n", ""))</text:span></text:p><text:p><text:span text:style-name="T13"><text:s text:c="8"/></text:span><text:span text:style-name="T13">height = int(dims[1].replace("\n", ""))</text:span></text:p><text:p><text:span text:style-name="T13"/></text:p><text:p><text:span text:style-name="T13"><text:tab/></text:span><text:span text:style-name="T13"># Zweidimensionale Liste für Aufbau der Bausteine, None = kein Baustein</text:span></text:p><text:p><text:span text:style-name="T13"><text:s text:c="8"/></text:span><text:span text:style-name="T13">structure = [[None for _ in range(0, width)] for _ in range(0, height)] </text:span></text:p><text:p><text:span text:style-name="T13"/></text:p><text:p><text:span text:style-name="T13"><text:s text:c="8"/></text:span><text:span text:style-name="T13">lines = f.readlines() # Zeilen der Eingabe</text:span></text:p><text:p><text:span text:style-name="T13"><text:s text:c="8"/></text:span><text:span text:style-name="T13">split_lines = [] # Einzelne Zeichen der Eingabe</text:span></text:p><text:p><text:span text:style-name="T13"/></text:p><text:p><text:span text:style-name="T13"><text:s text:c="8"/></text:span><text:span text:style-name="T13"># Aufsplitten der Zeilen der Eingabe</text:span></text:p><text:p><text:span text:style-name="T13"><text:s text:c="8"/></text:span><text:span text:style-name="T13">for n, line in enumerate(lines):</text:span></text:p><text:p><text:span text:style-name="T13"><text:s text:c="12"/></text:span><text:span text:style-name="T13">split_lines.append([])</text:span></text:p><text:p><text:span text:style-name="T13"><text:s text:c="12"/></text:span><text:span text:style-name="T13">for char in line.split(" "):</text:span></text:p><text:p><text:span text:style-name="T13"><text:s text:c="16"/></text:span><text:span text:style-name="T13">if char:</text:span></text:p><text:p><text:span text:style-name="T13"><text:s text:c="20"/></text:span><text:span text:style-name="T13">split_lines[n].append(char)</text:span></text:p><text:p><text:span text:style-name="T13"/></text:p><text:p><text:span text:style-name="T13"><text:s text:c="8"/></text:span><text:span text:style-name="T13">skip = [] # Position die überspungen werden sollen</text:span></text:p><text:p><text:span text:style-name="T13"/></text:p><text:p><text:span text:style-name="T13"><text:s text:c="8"/></text:span><text:span text:style-name="T13"># Durchlaufen des Aufbaus</text:span></text:p><text:p><text:span text:style-name="T13"><text:s text:c="8"/></text:span><text:span text:style-name="T13">for i in range(0, height):</text:span></text:p><text:p><text:span text:style-name="T13"><text:s text:c="12"/></text:span><text:span text:style-name="T13">for j in range(0, width):</text:span></text:p><text:p><text:span text:style-name="T13"/></text:p><text:p><text:span text:style-name="T13"><text:s text:c="16"/></text:span><text:span text:style-name="T13">if (i, j) in skip:</text:span></text:p><text:p><text:span text:style-name="T13"><text:s text:c="20"/></text:span><text:span text:style-name="T13">continue</text:span></text:p><text:p><text:span text:style-name="T13"/></text:p><text:p><text:span text:style-name="T13"><text:s text:c="16"/></text:span><text:span text:style-name="T13">block = split_lines[i][j].strip().replace("\n", "") # Zeichen an der gegebenen Position</text:span></text:p><text:p><text:span text:style-name="T13"><text:s text:c="16"/></text:span></text:p><text:p><text:span text:style-name="T13"><text:s text:c="16"/></text:span><text:span text:style-name="T13"># Falls an der Stelle eine Lichtquelle ist</text:span></text:p><text:p><text:span text:style-name="T13"><text:s text:c="16"/></text:span><text:span text:style-name="T13">if "Q" in block:</text:span></text:p><text:p><text:span text:style-name="T13"><text:s text:c="20"/></text:span><text:span text:style-name="T13">structure[i][j] = block</text:span></text:p><text:p><text:span text:style-name="T13"><text:s text:c="16"/></text:span><text:span text:style-name="T13"># Falls an der Stelle eine Ausgabe ist</text:span></text:p><text:p><text:span text:style-name="T13"><text:s text:c="16"/></text:span><text:span text:style-name="T13">elif "L" in block:</text:span></text:p><text:p><text:span text:style-name="T13"><text:s text:c="20"/></text:span><text:span text:style-name="T13">structure[i][j] = block</text:span></text:p><text:p><text:span text:style-name="T13"><text:s text:c="16"/></text:span><text:span text:style-name="T13"># Falls die Stelle nicht leer ist</text:span></text:p><text:p><text:span text:style-name="T13"><text:s text:c="16"/></text:span><text:span text:style-name="T13">elif block != "X":</text:span></text:p><text:p><text:span text:style-name="T13"><text:tab/></text:span><text:span text:style-name="T13"><text:tab/></text:span><text:span text:style-name="T13"><text:tab/></text:span><text:span text:style-name="T13"> <text:s text:c="4"/></text:span><text:span text:style-name="T13"># True gibt an das an Position (i, j) und (i, j+1) ein Baustein ist</text:span></text:p><text:p><text:span text:style-name="T13"><text:s text:c="20"/></text:span><text:span text:style-name="T13">structure[i][j] = True </text:span></text:p><text:p><text:span text:style-name="T13"><text:s text:c="20"/></text:span><text:span text:style-name="T13">structure[i][j+1] = dispatcher[block] # Speichern der Funktion je nach Baustein</text:span></text:p><text:p><text:span text:style-name="T13"><text:s text:c="20"/></text:span><text:span text:style-name="T13">skip.append((i, j+1)) # Position (i, j+1) muss nicht nochmal untersucht werden</text:span></text:p><text:p><text:span text:style-name="T13"/></text:p><text:p><text:span text:style-name="T13"><text:s text:c="4"/></text:span><text:span text:style-name="T13">return structure, width, height</text:span></text:p></draw:text-box></draw:frame></text:p>
      <text:p text:style-name="P14"/>
      <text:p text:style-name="P14"/>
      <text:p text:style-name="P14"/>
      <text:p text:style-name="P15"><text:soft-page-break/>Baustein Funktionen</text:p>
      <text:p text:style-name="P8"><draw:frame text:anchor-type="as-char" draw:z-index="1" draw:name="Text Frame 10" draw:style-name="gr4" draw:text-style-name="P32" svg:width="18.047cm" svg:height="4.19cm"><draw:text-box><text:p><text:span text:style-name="T13">def white(left, right): # weißer Baustein</text:span></text:p><text:p><text:span text:style-name="T13"><text:s text:c="4"/></text:span><text:span text:style-name="T13">on = not(left and right) # ¬(right ∧ ¬right)</text:span></text:p><text:p><text:span text:style-name="T13"><text:s text:c="4"/></text:span><text:span text:style-name="T13">return (on, on)</text:span></text:p><text:p><text:span text:style-name="T13"/></text:p><text:p><text:span text:style-name="T13">def red(_, right): # roter Baustein mit Lichtsensor oben</text:span></text:p><text:p><text:span text:style-name="T13"><text:s text:c="4"/></text:span><text:span text:style-name="T13">return (not(right), not(right)) # ¬right, ¬right</text:span></text:p><text:p><text:span text:style-name="T13"/></text:p><text:p><text:span text:style-name="T13">def red_turned(left, _): # roter Baustein gedreht mit Lichtsensor unten</text:span></text:p><text:p><text:span text:style-name="T13"><text:s text:c="4"/></text:span><text:span text:style-name="T13">return (not(left), not(left)) # ¬left, ¬left</text:span></text:p><text:p><text:span text:style-name="T13"/></text:p><text:p><text:span text:style-name="T13">def blue(left, right): # blauer Baustein</text:span></text:p><text:p><text:span text:style-name="T13"><text:s text:c="4"/></text:span><text:span text:style-name="T13">return (left, right) # left, right</text:span></text:p></draw:text-box></draw:frame></text:p>
      <text:p text:style-name="P8"/>
      <text:p text:style-name="P15">Boolean Permutationen</text:p>
      <text:p text:style-name="P8"><draw:frame text:anchor-type="as-char" draw:z-index="2" draw:name="Text Frame 11" draw:style-name="gr3" draw:text-style-name="P32" svg:width="18.363cm" svg:height="2.23cm"><draw:text-box><text:p><text:span text:style-name="T13"># Erstellen einer Liste mit allen Permutation von True und False, bei n Lichtquellen</text:span></text:p><text:p><text:span text:style-name="T13">def bool_permutations(n, l, i_c):</text:span></text:p><text:p><text:span text:style-name="T13"><text:s text:c="4"/></text:span><text:span text:style-name="T13">if n == 0:</text:span></text:p><text:p><text:span text:style-name="T13"><text:s text:c="8"/></text:span><text:span text:style-name="T13">i_c.append(l)</text:span></text:p><text:p><text:span text:style-name="T13"><text:s text:c="4"/></text:span><text:span text:style-name="T13">else:</text:span></text:p><text:p><text:span text:style-name="T13"><text:s text:c="8"/></text:span><text:span text:style-name="T13">return [bool_permutations(n-1, l+[True], i_c)] + [bool_permutations(n-1, l+[False], i_c)]</text:span></text:p></draw:text-box></draw:frame></text:p>
      <text:p text:style-name="P8"/>
      <text:p text:style-name="P15">Output für eine Permutation</text:p>
      <text:p text:style-name="P8"/>
      <text:p text:style-name="P12"><draw:frame text:anchor-type="as-char" draw:z-index="4" draw:name="Text Frame 1" draw:style-name="gr1" draw:text-style-name="P32" svg:width="18.363cm" svg:height="9.261cm"><draw:text-box><text:p><text:span text:style-name="T13">def get_output(comb, structure, width, height):</text:span></text:p><text:p><text:span text:style-name="T13"><text:s text:c="4"/></text:span><text:span text:style-name="T13"># Speichern der Lichter, False = Licht aus</text:span></text:p><text:p><text:span text:style-name="T13"><text:s text:c="4"/></text:span><text:span text:style-name="T13">light = [[False for _ in range(width)] for _ in range(height-1)] </text:span></text:p><text:p><text:span text:style-name="T13"/></text:p><text:p><text:span text:style-name="T13"><text:s text:c="4"/></text:span><text:span text:style-name="T13"># Einsetzen der True und False Werte an den Stellen der Lichtquellen</text:span></text:p><text:p><text:span text:style-name="T13"><text:s text:c="4"/></text:span><text:span text:style-name="T13">i = 0</text:span></text:p><text:p><text:span text:style-name="T13"><text:s text:c="4"/></text:span><text:span text:style-name="T13">for n, block in enumerate(structure[0]): </text:span></text:p><text:p><text:span text:style-name="T13"><text:s text:c="8"/></text:span><text:span text:style-name="T13">if block:</text:span></text:p><text:p><text:span text:style-name="T13"><text:s text:c="12"/></text:span><text:span text:style-name="T13">light[0][n] = comb[i]</text:span></text:p><text:p><text:span text:style-name="T13"><text:s text:c="12"/></text:span><text:span text:style-name="T13">i += 1</text:span></text:p><text:p><text:span text:style-name="T13"/></text:p><text:p><text:span text:style-name="T13"><text:s text:c="4"/></text:span><text:span text:style-name="T13"># Durhclaufen des Aufbaus von oben nach unten und links nach rechts</text:span></text:p><text:p><text:span text:style-name="T13"><text:s text:c="4"/></text:span><text:span text:style-name="T13">for i, row in enumerate(structure[1:]):</text:span></text:p><text:p><text:span text:style-name="T13"><text:s text:c="8"/></text:span><text:span text:style-name="T13">for j, block in enumerate(row):</text:span></text:p><text:p><text:span text:style-name="T13"/></text:p><text:p><text:span text:style-name="T13"><text:s text:c="12"/></text:span><text:span text:style-name="T13"># Auf diesem und dem nächsten Feld befindet sich ein Baustein</text:span></text:p><text:p><text:span text:style-name="T13"><text:s text:c="12"/></text:span><text:span text:style-name="T13">if block == True: </text:span></text:p><text:p><text:span text:style-name="T13"><text:tab/></text:span><text:span text:style-name="T13"><text:tab/></text:span><text:span text:style-name="T13"><text:tab/></text:span><text:span text:style-name="T13"> </text:span><text:span text:style-name="T13"># Bestimmen der Ausgabe des Bausteins, Bsp: (true, true) = white(true, false)</text:span></text:p><text:p><text:span text:style-name="T13"><text:s text:c="16"/></text:span><text:span text:style-name="T13">erg = structure[i+1][j+1](light[i][j], light[i][j+1]) </text:span></text:p><text:p><text:span text:style-name="T13"><text:s text:c="16"/></text:span><text:span text:style-name="T13">light[i+1][j] = erg[0] # Speichern der Ausgabe in Lichter-Liste</text:span></text:p><text:p><text:span text:style-name="T13"><text:s text:c="16"/></text:span><text:span text:style-name="T13">light[i+1][j+1] = erg[1]</text:span></text:p><text:p><text:span text:style-name="T13"/></text:p><text:p><text:span text:style-name="T13"><text:s text:c="4"/></text:span><text:span text:style-name="T13"># Speichern der Ausgaben an den gekennzeichneten Stellen (L1, L2, ...)</text:span></text:p><text:p><text:span text:style-name="T13"><text:s text:c="4"/></text:span><text:span text:style-name="T13">output = []</text:span></text:p><text:p><text:span text:style-name="T13"><text:s text:c="4"/></text:span><text:span text:style-name="T13">for n, block in enumerate(structure[-1]):</text:span></text:p><text:p><text:span text:style-name="T13"><text:s text:c="8"/></text:span><text:span text:style-name="T13">if block:</text:span></text:p><text:p><text:span text:style-name="T13"><text:s text:c="12"/></text:span><text:span text:style-name="T13">output.append(light[-1][n])</text:span></text:p><text:p><text:span text:style-name="T13"/></text:p><text:p><text:span text:style-name="T13"><text:s text:c="4"/></text:span><text:span text:style-name="T13">return output</text:span></text:p></draw:text-box></draw:frame></text:p>
      <text:p text:style-name="P8"/>
      <text:p text:style-name="P8"/>
      <text:p text:style-name="P8"/>
      <text:p text:style-name="P8"/>
      <text:p text:style-name="P8"/>
      <text:p text:style-name="P8"/>
      <text:p text:style-name="P15"><text:soft-page-break/>Erstellen des <text:span text:style-name="T10">Ausgabe</text:span><text:span text:style-name="T11">tabelle</text:span></text:p>
      <text:p text:style-name="P8"><draw:frame text:anchor-type="as-char" draw:z-index="3" draw:name="Text Frame 12" draw:style-name="gr2" draw:text-style-name="P32" svg:width="18.363cm" svg:height="16.285cm"><draw:text-box><text:p><text:span text:style-name="T13">def create_output_string(structure, width, height):</text:span></text:p><text:p><text:span text:style-name="T13"><text:s text:c="4"/></text:span><text:span text:style-name="T13">output_string = ""</text:span></text:p><text:p><text:span text:style-name="T13"><text:s text:c="4"/></text:span><text:span text:style-name="T13">inputs = 0</text:span></text:p><text:p><text:span text:style-name="T13"><text:s text:c="4"/></text:span><text:span text:style-name="T13">outputs = []</text:span></text:p><text:p><text:span text:style-name="T13"/></text:p><text:p><text:span text:style-name="T13"><text:s text:c="4"/></text:span><text:span text:style-name="T13"># Zählen der Lichtquellen</text:span></text:p><text:p><text:span text:style-name="T13"><text:s text:c="4"/></text:span><text:span text:style-name="T13">for block in structure[0]:</text:span></text:p><text:p><text:span text:style-name="T13"><text:s text:c="8"/></text:span><text:span text:style-name="T13">if block:</text:span></text:p><text:p><text:span text:style-name="T13"><text:s text:c="12"/></text:span><text:span text:style-name="T13">inputs += 1</text:span></text:p><text:p><text:span text:style-name="T13"/></text:p><text:p><text:span text:style-name="T13"><text:s text:c="12"/></text:span><text:span text:style-name="T13"># Hinzufügen der Lichtquelle zum Output</text:span></text:p><text:p><text:span text:style-name="T13"><text:s text:c="12"/></text:span><text:span text:style-name="T13">output_string += block + " <text:s text:c="3"/>"</text:span></text:p><text:p><text:span text:style-name="T13"/></text:p><text:p><text:span text:style-name="T13"><text:s text:c="4"/></text:span><text:span text:style-name="T13">for block in structure[-1]:</text:span></text:p><text:p><text:span text:style-name="T13"><text:s text:c="8"/></text:span><text:span text:style-name="T13">if block:</text:span></text:p><text:p><text:span text:style-name="T13"><text:s text:c="12"/></text:span><text:span text:style-name="T13"># Hinzufügen der Ausgaben zum Output</text:span></text:p><text:p><text:span text:style-name="T13"><text:s text:c="12"/></text:span><text:span text:style-name="T13">output_string += block + " <text:s text:c="3"/>"</text:span></text:p><text:p><text:span text:style-name="T13"/></text:p><text:p><text:span text:style-name="T13"><text:s text:c="4"/></text:span><text:span text:style-name="T13">output_string += "\n"</text:span></text:p><text:p><text:span text:style-name="T13"/></text:p><text:p><text:span text:style-name="T13"><text:s text:c="4"/></text:span><text:span text:style-name="T13"># Erstellen aller Permutation von True und False, bei Anzahl der Lichtquellen</text:span></text:p><text:p><text:span text:style-name="T13"><text:s text:c="4"/></text:span><text:span text:style-name="T13">input_combinations = []</text:span></text:p><text:p><text:span text:style-name="T13"><text:s text:c="4"/></text:span><text:span text:style-name="T13">bool_permutations(inputs, [], input_combinations)</text:span></text:p><text:p><text:span text:style-name="T13"/></text:p><text:p><text:span text:style-name="T13"><text:s text:c="4"/></text:span><text:span text:style-name="T13"># Durchlaufen aller Permutationen</text:span></text:p><text:p><text:span text:style-name="T13"><text:s text:c="4"/></text:span><text:span text:style-name="T13">for comb in reversed(input_combinations):</text:span></text:p><text:p><text:span text:style-name="T13"><text:s text:c="8"/></text:span><text:span text:style-name="T13">for bool in comb:</text:span></text:p><text:p><text:span text:style-name="T13"><text:s text:c="12"/></text:span><text:span text:style-name="T13"># Wert der Lichtquelle (True = An, False = Aus) zur Output hinzufügen</text:span></text:p><text:p><text:span text:style-name="T13"><text:s text:c="12"/></text:span><text:span text:style-name="T13">output_string += "An <text:s text:c="3"/>" if bool else "Aus <text:s text:c="2"/>"</text:span></text:p><text:p><text:span text:style-name="T13"/></text:p><text:p><text:span text:style-name="T13"><text:s text:c="8"/></text:span><text:span text:style-name="T13"># Ermitteln der Ausgaben der unteren Bausteine</text:span></text:p><text:p><text:span text:style-name="T13"><text:s text:c="8"/></text:span><text:span text:style-name="T13">outputs = get_output(comb, structure, width, height)</text:span></text:p><text:p><text:span text:style-name="T13"/></text:p><text:p><text:span text:style-name="T13"><text:s text:c="8"/></text:span><text:span text:style-name="T13"># Hinzufügen der Ergebnisse zum Output</text:span></text:p><text:p><text:span text:style-name="T13"><text:s text:c="8"/></text:span><text:span text:style-name="T13">for bool in outputs:</text:span></text:p><text:p><text:span text:style-name="T13"><text:s text:c="12"/></text:span><text:span text:style-name="T13">output_string += "An <text:s text:c="3"/>" if bool else "Aus <text:s text:c="2"/>"</text:span></text:p><text:p><text:span text:style-name="T13"/></text:p><text:p><text:span text:style-name="T13"><text:s text:c="8"/></text:span><text:span text:style-name="T13">output_string += "\n"</text:span></text:p><text:p><text:span text:style-name="T13"/></text:p><text:p><text:span text:style-name="T13"><text:s text:c="4"/></text:span><text:span text:style-name="T13">return output_string</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4: Nandu</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10</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20H37M55S</meta:editing-duration>
    <meta:editing-cycles>21</meta:editing-cycles>
    <meta:generator>LibreOffice/7.6.2.1$MacOSX_X86_64 LibreOffice_project/56f7684011345957bbf33a7ee678afaf4d2ba333</meta:generator>
    <dc:date>2023-11-19T17:34:12.398116982</dc:date>
    <meta:print-date>2023-11-17T19:30:10.332523982</meta:print-date>
    <meta:printed-by>PDF files</meta:printed-by>
    <meta:document-statistic meta:table-count="0" meta:image-count="0" meta:object-count="0" meta:page-count="10" meta:paragraph-count="155" meta:word-count="1674" meta:character-count="10509" meta:non-whitespace-character-count="6548"/>
  </office:meta>
</office:document-meta>
</file>